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office:automatic-styles>
  <office:body>
    <office:text>
      <text:p text:style-name="P1"><text:span text:style-name="T1">Cera</text:span></text:p>
      <text:p text:style-name="P1"><text:span text:style-name="T2"/></text:p>
      <text:p text:style-name="P1"><text:span text:style-name="T3">Ej 1.</text:span></text:p>
      <text:p text:style-name="P1"><text:span text:style-name="T3">Devuelve el número de hecho asociado, es decir, Fact-1, Fact-2… </text:span></text:p>
      <text:p text:style-name="P1"><text:span text:style-name="T3">En un caso devuelve FALSE pues ya existe un hecho con esos datos en la base de hechos.</text:span></text:p>
      <text:p text:style-name="P1"><text:span text:style-name="T4"/></text:p>
      <text:p text:style-name="P1"><text:span text:style-name="T5">Ej 2.</text:span></text:p>
      <text:p text:style-name="P1"><text:span text:style-name="T5">La primera regla:</text:span></text:p>
      <text:p text:style-name="P1"><text:span text:style-name="T5">(defrule R1</text:span></text:p>
      <text:p text:style-name="P1"><text:span text:style-name="T5">(nombre Juan)</text:span></text:p>
      <text:p text:style-name="P1"><text:span text:style-name="T5">=&gt;</text:span></text:p>
      <text:p text:style-name="P1"><text:span text:style-name="T5">(printout t crlf "Tu nombre de pila es Juan"))<text:s text:c="3"/></text:span></text:p>
      <text:p text:style-name="P1"><text:span text:style-name="T5">Se activa con el hecho nombre Juan.</text:span></text:p>
      <text:p text:style-name="P1"><text:span text:style-name="T6"/></text:p>
      <text:p text:style-name="P1"><text:span text:style-name="T7">La segunda regla se activa con el nombre juan y apellido-1 Perez y apellido-2 Lopez. </text:span></text:p>
      <text:p text:style-name="P1"><text:span text:style-name="T7">(defrule R2</text:span></text:p>
      <text:p text:style-name="P1"><text:span text:style-name="T7">(nombre Juan)</text:span></text:p>
      <text:p text:style-name="P1"><text:span text:style-name="T7">(apellido-1 Perez)</text:span></text:p>
      <text:p text:style-name="P1"><text:span text:style-name="T7">(apellido-2 Lopez)</text:span></text:p>
      <text:p text:style-name="P1"><text:span text:style-name="T7">=&gt;</text:span></text:p>
      <text:p text:style-name="P1"><text:span text:style-name="T7">(printout t crlf "Te llamas Juan Perez Lopez"))<text:s text:c="2"/></text:span></text:p>
      <text:p text:style-name="P1"><text:span text:style-name="T8"/></text:p>
      <text:p text:style-name="P1"><text:span text:style-name="T9">Ej3.</text:span></text:p>
      <text:p text:style-name="P1"><text:span text:style-name="T9">Se ejecuta primero la regla R2 dado que es la primera de la pila. Después se ejecuta R1. Si se ejecuta clear se borra la base de hechos existente, así como las reglas.</text:span></text:p>
      <text:p text:style-name="P1"><text:span text:style-name="T10"/></text:p>
      <text:p text:style-name="P1"><text:span text:style-name="T11">Ej4.</text:span></text:p>
      <text:p text:style-name="P1"><text:span text:style-name="T11">Al cargar el fichero con load, la base de hechos y la agenda siguen en blanco. Cuando ejecutamos (reset), se llenan ambas con los hechos y reglas que hemos introducido en el archivo. </text:span></text:p>
      <text:p text:style-name="P1"><text:span text:style-name="T11">El primer hecho que se ha activado es (nombre Juanjo), el primero que introducimos en el deffacts. Se obtiene el mismo resultado que antes, se ejecuta la regla R2 primero, tras esto R1.</text:span><text:span text:style-name="T12"/></text:p>
      <text:p text:style-name="P1"><text:span text:style-name="T13">Para limpiar la base de conocimiento ejecutamos clear y se sale.</text:span></text:p>
      <text:p text:style-name="P1"><text:span text:style-name="T14"/></text:p>
      <text:p text:style-name="P1"><text:span text:style-name="T15">Ej5.</text:span></text:p>
      <text:p text:style-name="P1"><text:span text:style-name="T15">;1.</text:span></text:p>
      <text:p text:style-name="P1"><text:span text:style-name="T15">(defrule regla-tipo-robot</text:span></text:p>
      <text:p text:style-name="P1"><text:span text:style-name="T15"><text:s/>(initial-fact)</text:span></text:p>
      <text:p text:style-name="P1"><text:span text:style-name="T15">=&gt;</text:span></text:p>
      <text:p text:style-name="P1"><text:span text:style-name="T15"><text:s/>(printout t "Que tipo de robot es (chofer/peaton)? ")</text:span></text:p>
      <text:p text:style-name="P1"><text:span text:style-name="T15"><text:s/>(assert (tipo-robot (read)))</text:span></text:p>
      <text:p text:style-name="P1"><text:span text:style-name="T15">)</text:span></text:p>
      <text:p text:style-name="P1"><text:span text:style-name="T16"/></text:p>
      <text:p text:style-name="P1"><text:span text:style-name="T17">;2.</text:span></text:p>
      <text:p text:style-name="P1"><text:span text:style-name="T17">(defrule regla-semaforo-chofer</text:span></text:p>
      <text:p text:style-name="P1"><text:span text:style-name="T17">(tipo-robot chofer)</text:span></text:p>
      <text:p text:style-name="P1"><text:span text:style-name="T17">=&gt;</text:span></text:p>
      <text:p text:style-name="P1"><text:span text:style-name="T17">(printout t "En que color esta el semaforo (verde,rojo,ambar,intermitente)")</text:span></text:p>
      <text:p text:style-name="P1"><text:span text:style-name="T17">(assert (semaforo (read)))</text:span></text:p>
      <text:p text:style-name="P1"><text:span text:style-name="T17">)</text:span></text:p>
      <text:p text:style-name="P1"><text:span text:style-name="T17">;3.</text:span></text:p>
      <text:p text:style-name="P1"><text:span text:style-name="T17">(defrule regla-semaforo-peaton</text:span></text:p>
      <text:p text:style-name="P1"><text:span text:style-name="T17">(tipo-robot peaton)</text:span></text:p>
      <text:p text:style-name="P1"><text:span text:style-name="T17">=&gt;</text:span></text:p>
      <text:p text:style-name="P1"><text:span text:style-name="T17">(printout t "En que color esta el semaforo (verde,rojo,ambar,intermitente)")</text:span></text:p>
      <text:p text:style-name="P1"><text:span text:style-name="T17">(assert (semaforo (read)))</text:span></text:p>
      <text:p text:style-name="P1"><text:span text:style-name="T17">)</text:span></text:p>
      <text:p text:style-name="P1"><text:span text:style-name="T17">;4</text:span></text:p>
      <text:p text:style-name="P1"><text:span text:style-name="T17">(defrule robot-puede-pasar</text:span></text:p>
      <text:p text:style-name="P1"><text:span text:style-name="T17">(tipo-robot ?tipo)</text:span></text:p>
      <text:p text:style-name="P1"><text:span text:style-name="T17">(semaforo verde)</text:span></text:p>
      <text:p text:style-name="P1"><text:span text:style-name="T17">=&gt;</text:span></text:p>
      <text:p text:style-name="P1"><text:span text:style-name="T17">(printout t "El robot " ?tipo " puede pasar" crlf)</text:span></text:p>
      <text:p text:style-name="P1"><text:span text:style-name="T17">)</text:span></text:p>
      <text:p text:style-name="P1"><text:span text:style-name="T17">;5</text:span></text:p>
      <text:p text:style-name="P1"><text:span text:style-name="T17">(defrule robot-debe-esperar</text:span></text:p>
      <text:p text:style-name="P1"><text:span text:style-name="T17">(tipo-robot ?tipo)</text:span></text:p>
      <text:p text:style-name="P1"><text:span text:style-name="T17">(semaforo rojo)</text:span></text:p>
      <text:p text:style-name="P1"><text:span text:style-name="T17">=&gt;</text:span></text:p>
      <text:p text:style-name="P1"><text:span text:style-name="T17">(printout t "El robot " ?tipo " debe esperar" crlf)</text:span></text:p>
      <text:p text:style-name="P1"><text:span text:style-name="T17">)</text:span></text:p>
      <text:p text:style-name="P1"><text:span text:style-name="T18"/></text:p>
      <text:p text:style-name="P1"><text:span text:style-name="T19">;6</text:span></text:p>
      <text:p text:style-name="P1"><text:span text:style-name="T19">(defrule robot-con-cuidado</text:span></text:p>
      <text:p text:style-name="P1"><text:span text:style-name="T19">(tipo-robot ?tipo)</text:span></text:p>
      <text:p text:style-name="P1"><text:span text:style-name="T19">(semaforo ambar | intermitente)</text:span></text:p>
      <text:p text:style-name="P1"><text:span text:style-name="T19">=&gt;</text:span></text:p>
      <text:p text:style-name="P1"><text:span text:style-name="T19">(printout t "El robot " ?tipo " debe ir con cuidado" crlf)</text:span></text:p>
      <text:p text:style-name="P1"><text:span text:style-name="T19">)</text:span></text:p>
      <text:p text:style-name="P1"><text:span text:style-name="T20"/></text:p>
      <text:p text:style-name="P1"><text:span text:style-name="T21">El programa devuelve los siguiente:</text:span></text:p>
      <text:p text:style-name="P1"><text:span text:style-name="T22">“El robot chofer debe esperar”</text:span></text:p>
      <text:p text:style-name="P1"><text:span text:style-name="T23"/></text:p>
      <text:p text:style-name="P1"><text:span text:style-name="T2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